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style:text-autospace="none"/>
      <style:text-properties fo:color="#ff0000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text-underline-style="solid" style:text-underline-width="auto" style:text-underline-color="font-color" style:font-size-asian="11pt" style:font-size-complex="14pt"/>
    </style:style>
    <style:style style:name="P18" style:family="paragraph" style:parent-style-name="Standard">
      <style:paragraph-properties fo:margin-left="0.635cm" fo:margin-right="0cm" fo:text-indent="0.614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20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1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22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25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26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28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29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30" style:family="paragraph" style:parent-style-name="Standard" style:list-style-name="WW8Num1">
      <style:paragraph-properties fo:text-align="justify" style:justify-single-word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"УТВЕРЖДАЮ"</text:h>
      <text:p text:style-name="P20"/>
      <text:p text:style-name="P22"><text:s text:c="48"/>Первый проректор- </text:p>
      <text:p text:style-name="P22"><text:s text:c="71"/>проректор по научной работе РУДН</text:p>
      <text:p text:style-name="P21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21"><text:span text:style-name="T1">__________________ </text:span><text:span text:style-name="T2">А.А. Костин</text:span></text:p>
      <text:p text:style-name="P22">______________________</text:p>
      <text:p text:style-name="P1"/>
      <text:p text:style-name="P1"/>
      <text:p text:style-name="P1">ЗАКЛЮЧЕНИЕ</text:p>
      <text:p text:style-name="P4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8"/>
      <text:p text:style-name="P13">Диссертация «___Тема_диссертации___» выполнена на кафедре … факультета…</text:p>
      <text:p text:style-name="P12"><text:tab/></text:p>
      <text:p text:style-name="P13">Фамилия Имя Отчество … года рождения, гражданин/ка России, в __ году окончил (с отличием) (полное название ВУЗа как в дипломе) по направлению/по специальности (строго по диплому).</text:p>
      <text:p text:style-name="P13">В … году в диссертационном совете (полное название организации) защитил(а) диссертацию на соискание ученой степени кандидата ___ наук на тему «___». </text:p>
      <text:p text:style-name="P13">Указать ученое звание (если есть).</text:p>
      <text:p text:style-name="P13">В период подготовки диссертации (указать сроки обучения в докторантуре) являлся докторантом кафедры…</text:p>
      <text:p text:style-name="P15">или</text:p>
      <text:p text:style-name="P13">В период подготовки диссертации являлся сотрудником (указать должность) кафедры…РУДН, где и работает по настоящее время.</text:p>
      <text:p text:style-name="P17"/>
      <text:p text:style-name="P13">Научный консультант – Фамилия Имя Отчество, ученая степень, ученое звание, должность и место работы.</text:p>
      <text:p text:style-name="P14">Тема диссертационного исследования была утверждена на заседании Ученого совета ____факультета РУДН дд.мм.гггг, протокол № _ .</text:p>
      <text:p text:style-name="P16">Если было переутверждение:</text:p>
      <text:p text:style-name="P14">Название темы диссертационного исследования в окончательной редакции было утверждено на заседании Ученого совета ____факультета РУДН, дд.мм.гггг, протокол № _ .</text:p>
      <text:p text:style-name="P14"/>
      <text:p text:style-name="P14">По итогам обсуждения принято следующее заключение:</text:p>
      <text:list xml:id="list2703046926" text:style-name="WW8Num1">
        <text:list-item>
          <text:p text:style-name="P29">Оценка выполненной соискателем работы. </text:p>
        </text:list-item>
        <text:list-item>
          <text:p text:style-name="P28">Личное участие соискателя в получении результатов, изложенных в диссертации, состоит в:</text:p>
        </text:list-item>
        <text:list-item>
          <text:p text:style-name="P28">Степень достоверности результатов проведенных исследований. </text:p>
        </text:list-item>
        <text:list-item>
          <text:p text:style-name="P28"><text:soft-page-break/>Новизна результатов проведенных исследований.</text:p>
        </text:list-item>
        <text:list-item>
          <text:p text:style-name="P28">Практическая значимость проведенных исследований.</text:p>
        </text:list-item>
        <text:list-item>
          <text:p text:style-name="P28">Ценность научных работ соискателя.</text:p>
        </text:list-item>
        <text:list-item>
          <text:p text:style-name="P30"><text:span text:style-name="T4">Соответствие </text:span><text:span text:style-name="T3">пунктам</text:span><text:span text:style-name="T4"> паспорта научной специальности</text:span></text:p>
        </text:list-item>
        <text:list-item>
          <text:p text:style-name="P26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18"><text:span text:style-name="Font_20_Style14"><text:span text:style-name="T4"/></text:span></text:p>
      <text:p text:style-name="P23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19"/>
      <text:p text:style-name="P19">Диссертационная работа ___ФИО_в_родительном_падеже___ рекомендуется к публичной защите на соискание ученой степени ___кандидат_или_доктор___а ___каких_наук___ наук по специальности(ям) ______.</text:p>
      <text:p text:style-name="P24">Заключение принято на заседании кафедры …РУДН</text:p>
      <text:p text:style-name="P24">Присутствовало на заседании ____ чел. </text:p>
      <text:p text:style-name="P24">Результаты голосования: «за» – _____ чел., «против» – ____ чел., «воздержалось» – _____ чел.</text:p>
      <text:p text:style-name="P24">дд.мм.гггг., протокол № ___ .</text:p>
      <text:p text:style-name="P5"/>
      <text:p text:style-name="P5"/>
      <text:p text:style-name="P5"/>
      <text:p text:style-name="P3">Председательствующий на заседании:</text:p>
      <text:p text:style-name="P3">должность</text:p>
      <text:p text:style-name="P3">доктор _____ наук, профессор <text:tab/><text:tab/><text:tab/> <text:s text:c="27"/><text:tab/>ФИО </text:p>
      <text:p text:style-name="P10">(председательствующий на заседании не может являться научным консультантом соискателя) </text:p>
      <text:p text:style-name="P7"/>
      <text:p text:style-name="P2">Подпись ФИО удостоверяю.</text:p>
      <text:p text:style-name="P2"/>
      <text:p text:style-name="P2">Ученый секретарь Ученого совета </text:p>
      <text:p text:style-name="P2">______ факультета <text:s/>РУДН <text:s text:c="67"/>ФИО</text:p>
      <text:p text:style-name="P2"/>
      <text:p text:style-name="P11"/>
      <text:p text:style-name="P11"/>
      <text:p text:style-name="P9">Печать факультета 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31:00</meta:creation-date>
    <dc:date>2025-10-19T01:30:56.400664099</dc:date>
    <meta:print-date>2014-02-12T16:21:00</meta:print-date>
    <meta:editing-cycles>19</meta:editing-cycles>
    <meta:editing-duration>PT1H26M14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43" meta:word-count="338" meta:character-count="3034" meta:non-whitespace-character-count="2512"/>
  </office:meta>
</office:document-meta>
</file>